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áginas de Apresentação das Fontes (Resumo Profissional)</text:span></text:h>
      <text:p text:style-name="Text_20_body">Abaixo estão as páginas resumidas para apresentar ao cliente, separadas por estilo. Cada página contém:</text:p>
      <text:list text:style-name="L1">
        <text:list-item>
          <text:p text:style-name="P1">Nome da fonte</text:p>
        </text:list-item>
        <text:list-item>
          <text:p text:style-name="P1">Estilo</text:p>
        </text:list-item>
        <text:list-item>
          <text:p text:style-name="P1">Melhor uso</text:p>
        </text:list-item>
        <text:list-item>
          <text:p text:style-name="P1">Destaques visuais</text:p>
        </text:list-item>
        <text:list-item>
          <text:p text:style-name="P1">Exemplo rápido (texto fictício)</text:p>
        </text:list-item>
      </text:list>
      <text:p text:style-name="P2"/>
      <text:h text:style-name="P3" text:outline-level="2">** — Futuristas / Tech**</text:h>
      <text:p text:style-name="Text_20_body"><text:span text:style-name="Strong_20_Emphasis">Fontes:</text:span> Orbitron, Exo, Audiowide, Unbounded, Asimovian, Goldman</text:p>
      <text:p text:style-name="Text_20_body"><text:span text:style-name="Strong_20_Emphasis">Estilo:</text:span> Moderno, tecnológico, futurista, digital.</text:p>
      <text:p text:style-name="Text_20_body"><text:span text:style-name="Strong_20_Emphasis">Melhor uso:</text:span> Títulos, branding de tecnologia, seções hero, interfaces futuristas.</text:p>
      <text:p text:style-name="Text_20_body"><text:span text:style-name="Strong_20_Emphasis">Destaques:</text:span> Formas geométricas, cortes retos, curvas sci-fi.</text:p>
      <text:p text:style-name="Text_20_body"><text:span text:style-name="Strong_20_Emphasis">Exemplo:</text:span><text:line-break/><text:span text:style-name="Strong_20_Emphasis">TÍTULO:</text:span> "Future Intelligence"<text:line-break/><text:span text:style-name="Strong_20_Emphasis">SUB:</text:span> "Building Tomorrow Now"<text:line-break/><text:span text:style-name="Strong_20_Emphasis">PARÁGRAFO:</text:span> "Tecnologia que inspira inovação e conecta o futuro ao presente."</text:p>
      <text:p text:style-name="P2"/>
      <text:h text:style-name="P3" text:outline-level="2">** — Minimalistas / Modernas**</text:h>
      <text:p text:style-name="Text_20_body"><text:span text:style-name="Strong_20_Emphasis">Fontes:</text:span> Questrial, Dosis, Gruppo, Philosopher</text:p>
      <text:p text:style-name="Text_20_body"><text:span text:style-name="Strong_20_Emphasis">Estilo:</text:span> Limpo, leve, contemporâneo.</text:p>
      <text:p text:style-name="Text_20_body"><text:span text:style-name="Strong_20_Emphasis">Melhor uso:</text:span> Sites modernos, interfaces suaves, marcas minimalistas.</text:p>
      <text:p text:style-name="Text_20_body"><text:span text:style-name="Strong_20_Emphasis">Destaques:</text:span> Espaçamento suave, curvas simples, legibilidade alta.</text:p>
      <text:p text:style-name="Text_20_body"><text:span text:style-name="Strong_20_Emphasis">Exemplo:</text:span><text:line-break/><text:span text:style-name="Strong_20_Emphasis">TÍTULO:</text:span> "Simplicidade que Respira"<text:line-break/><text:span text:style-name="Strong_20_Emphasis">SUB:</text:span> "Design leve, experiência fluida"<text:line-break/><text:span text:style-name="Strong_20_Emphasis">PARÁGRAFO:</text:span> "Minimalismo que realça o conteúdo e valoriza o essencial."</text:p>
      <text:p text:style-name="P2"/>
      <text:h text:style-name="P3" text:outline-level="2">** — Luxo / Premium**</text:h>
      <text:p text:style-name="Text_20_body"><text:span text:style-name="Strong_20_Emphasis">Fonte:</text:span> Cinzel</text:p>
      <text:p text:style-name="Text_20_body"><text:span text:style-name="Strong_20_Emphasis">Estilo:</text:span> Clássico, sofisticado, elegante.</text:p>
      <text:p text:style-name="Text_20_body"><text:soft-page-break/><text:span text:style-name="Strong_20_Emphasis">Melhor uso:</text:span> Marcas premium, projetos de luxo, identidades formais.</text:p>
      <text:p text:style-name="Text_20_body"><text:span text:style-name="Strong_20_Emphasis">Destaques:</text:span> Inspiração romana, serifas marcantes, autoridade visual.</text:p>
      <text:p text:style-name="Text_20_body"><text:span text:style-name="Strong_20_Emphasis">Exemplo:</text:span><text:line-break/><text:span text:style-name="Strong_20_Emphasis">TÍTULO:</text:span> "Elegância Atemporal"<text:line-break/><text:span text:style-name="Strong_20_Emphasis">SUB:</text:span> "O requinte que define uma marca"<text:line-break/><text:span text:style-name="Strong_20_Emphasis">PARÁGRAFO:</text:span> "Design clássico que transmite valor, tradição e presença."</text:p>
      <text:p text:style-name="P2"/>
      <text:h text:style-name="P3" text:outline-level="2">** — Cursivas / Humanas**</text:h>
      <text:p text:style-name="Text_20_body"><text:span text:style-name="Strong_20_Emphasis">Fontes:</text:span> Style Script, Rock Salt</text:p>
      <text:p text:style-name="Text_20_body"><text:span text:style-name="Strong_20_Emphasis">Estilo:</text:span> Orgânico, artístico, emocional.</text:p>
      <text:p text:style-name="Text_20_body"><text:span text:style-name="Strong_20_Emphasis">Melhor uso:</text:span> Assinaturas, identidades criativas, detalhes especiais.</text:p>
      <text:p text:style-name="Text_20_body"><text:span text:style-name="Strong_20_Emphasis">Destaques:</text:span> Traços fluídos, estilo pessoal, estética humana.</text:p>
      <text:p text:style-name="Text_20_body"><text:span text:style-name="Strong_20_Emphasis">Exemplo:</text:span><text:line-break/><text:span text:style-name="Strong_20_Emphasis">TÍTULO:</text:span> "Assinatura com Alma"<text:line-break/><text:span text:style-name="Strong_20_Emphasis">SUB:</text:span> "Movimento, expressão, identidade"<text:line-break/><text:span text:style-name="Strong_20_Emphasis">PARÁGRAFO:</text:span> "A letra que carrega personalidade e emoção em cada curva."</text:p>
      <text:p text:style-name="P2"/>
      <text:h text:style-name="P3" text:outline-level="2">** — Displays Criativas**</text:h>
      <text:p text:style-name="Text_20_body"><text:span text:style-name="Strong_20_Emphasis">Fontes:</text:span> Loniki, Monoton, Notable, Rubik Wet Paint, Allerta Stencil, Megrim</text:p>
      <text:p text:style-name="Text_20_body"><text:span text:style-name="Strong_20_Emphasis">Estilo:</text:span> Chamativo, artístico, forte.</text:p>
      <text:p text:style-name="Text_20_body"><text:span text:style-name="Strong_20_Emphasis">Melhor uso:</text:span> Títulos marcantes, pôsteres, partes especiais da identidade.</text:p>
      <text:p text:style-name="Text_20_body"><text:span text:style-name="Strong_20_Emphasis">Destaques:</text:span> Formatos únicos, personalidade visual intensa.</text:p>
      <text:p text:style-name="Text_20_body"><text:span text:style-name="Strong_20_Emphasis">Exemplo:</text:span><text:line-break/><text:span text:style-name="Strong_20_Emphasis">TÍTULO:</text:span> "Impacto Visual"<text:line-break/><text:span text:style-name="Strong_20_Emphasis">SUB:</text:span> "Criatividade que domina a página"<text:line-break/><text:span text:style-name="Strong_20_Emphasis">PARÁGRAFO:</text:span> "Estilos fortes para momentos em que a tipografia lidera a estética."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6:20:19.013693000</meta:creation-date>
    <dc:date>2025-11-20T16:47:53.955627000</dc:date>
    <meta:editing-duration>PT16M27S</meta:editing-duration>
    <meta:editing-cycles>1</meta:editing-cycles>
    <meta:document-statistic meta:table-count="0" meta:image-count="0" meta:object-count="0" meta:page-count="2" meta:paragraph-count="37" meta:word-count="286" meta:character-count="2197" meta:non-whitespace-character-count="1948"/>
    <meta:generator>LibreOffice/25.8.2.2$MacOSX_X86_64 LibreOffice_project/d401f2107ccab8f924a8e2df40f573aab7605b6f</meta:generator>
  </office:meta>
</office:document-meta>
</file>